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25-09-26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25-04-1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24-09-2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24-04-24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23-10-0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23-04-24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22-09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22-04-22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21-09-28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21-04-22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20-09-1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20-04-28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9-09-2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9-04-24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8-09-0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8-04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7-10-0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7-04-13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6-09-2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6-04-08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5-09-18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5-04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4-09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4-04-2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3-09-2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3-04-2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2-09-0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2-04-0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1-09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1-04-27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0-09-2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10-04-3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9-04-1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8-09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8-04-1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7-09-2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7-03-30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6-09-2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6-03-2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5-06-2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5-06-0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5-05-02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5-04-0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5-03-08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5-02-02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5-01-03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4-12-02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4-10-2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4-09-3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4-08-30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4-07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4-07-0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4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4-04-2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4-03-3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4-03-0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4-01-3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3-12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3-11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3-10-30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3-09-2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3-08-2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3-07-2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2-04-1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2-03-26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2-02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2-01-25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1-12-2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1-11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1-10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1-09-2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1-08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1-07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1-06-0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1-04-1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1-02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1-01-1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0-12-1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0-11-0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0-10-1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0-09-1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0-08-1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0-07-0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0-06-0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0-05-1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0-04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0-03-1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2000-01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9-12-2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9-11-1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9-10-1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9-09-0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9-08-2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9-08-0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9-07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9-06-2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9-06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9-05-1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9-04-1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9-03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9-02-2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9-01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8-10-1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8-08-1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8-06-2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8-05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8-03-1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7-12-0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7-08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7-06-1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7-05-1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7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7-03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7-02-2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7-01-1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6-07-02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6-05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6-02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6-01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5-10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5-08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5-05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5-02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4-12-2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4-09-0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4-05-2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4-03-3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4-02-0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3-11-0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2-09-1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2-07-1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2-04-2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2-02-1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1-10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1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0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90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7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2</text:p>
          </table:table-cell>
          <table:table-cell office:value-type="string" calcext:value-type="string">
            <text:p>AA Cg <text:s/>23</text:p>
          </table:table-cell>
          <table:table-cell office:value-type="string" calcext:value-type="string">
            <text:p>197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2" meta:object-count="0"/>
    <meta:user-defined meta:name="AppVersion">3.0</meta:user-defined>
  </office:meta>
</office:document-meta>
</file>